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a73c1" officeooo:paragraph-rsid="001a73c1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2pt" officeooo:rsid="001bceb0" officeooo:paragraph-rsid="001bceb0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bceb0" officeooo:paragraph-rsid="001bceb0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officeooo:rsid="001bceb0" officeooo:paragraph-rsid="001bceb0" style:font-size-asian="14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ea20c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mpliación</text:p>
      <text:p text:style-name="P1"/>
      <text:p text:style-name="P4">1. Analisis de requerimientos.</text:p>
      <text:p text:style-name="P4"/>
      <text:p text:style-name="P2"><text:bookmark-start text:name="__DdeLink__160_1057318373"/>Lo primero es conocer el publico objetivo de la campaña en este caso al ser un sorteo de unas entradas para la moto GP y ser de la feria 2 ruedas el publico objetivo son los fanaticos de las motos y los usuarios habituales de la feria.<text:bookmark-end text:name="__DdeLink__160_1057318373"/></text:p>
      <text:p text:style-name="P3"/>
      <text:p text:style-name="P2"><text:span text:style-name="T2">Una vez definido nuestro público </text:span><text:span text:style-name="T3">objetivo</text:span><text:span text:style-name="T2">, el siguiente paso fue establecer </text:span><text:span text:style-name="T3">el </text:span><text:span text:style-name="Strong_20_Emphasis"><text:span text:style-name="T2">objetivo </text:span></text:span><text:span text:style-name="Strong_20_Emphasis"><text:span text:style-name="T3">principal</text:span></text:span><text:span text:style-name="Strong_20_Emphasis"><text:span text:style-name="T2"> de esta campaña</text:span></text:span><text:span text:style-name="T2"> de email marketing. La finalidad es </text:span><text:span text:style-name="Strong_20_Emphasis"><text:span text:style-name="T2">maximizar la participación en el sorteo de dos entradas gratuitas para el Gran Premio de Motociclismo de Cheste.</text:span></text:span><text:span text:style-name="T2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2T17:53:12.897594973</meta:creation-date>
    <dc:date>2025-05-22T18:49:31.381655529</dc:date>
    <meta:editing-duration>PT56M16S</meta:editing-duration>
    <meta:editing-cycles>6</meta:editing-cycles>
    <meta:generator>LibreOffice/24.2.7.2$Linux_X86_64 LibreOffice_project/420$Build-2</meta:generator>
    <meta:document-statistic meta:table-count="0" meta:image-count="0" meta:object-count="0" meta:page-count="1" meta:paragraph-count="4" meta:word-count="93" meta:character-count="538" meta:non-whitespace-character-count="448"/>
  </office:meta>
</office:document-meta>
</file>